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21b" officeooo:paragraph-rsid="0013d21b"/>
    </style:style>
    <style:style style:name="P2" style:family="paragraph" style:parent-style-name="Standard">
      <style:text-properties fo:font-weight="normal" officeooo:rsid="0013d21b" officeooo:paragraph-rsid="0013d21b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2,1 :</text:p>
      <text:p text:style-name="P1"/>
      <text:p text:style-name="P1">On verra apparaître à l’écran 231, puis 462 </text:p>
      <text:p text:style-name="P1">car 231*2</text:p>
      <text:p text:style-name="P1"/>
      <text:p text:style-name="P1">Exercice 2,2 :</text:p>
      <text:p text:style-name="P2"/>
      <text:p text:style-name="P2">Ecrire "Entrez un nombre :"<text:line-break/>Lire nb<text:line-break/>carr ← nb * nb<text:line-break/>Ecrire "Son carré est : ", carr</text:p>
      <text:p text:style-name="P2">Ecrire "Son carré est : ", nb*nb</text:p>
      <text:p text:style-name="P2"/>
      <text:p text:style-name="P2">Exercice 2,3 :</text:p>
      <text:p text:style-name="P2"/>
      <text:p text:style-name="P2">Variables nb, pht, ttva, pttc en Numérique<text:line-break/><text:line-break/>Ecrire "Entrez le prix hors taxes :"<text:line-break/>Lire pht<text:line-break/>Ecrire "Entrez le nombre d’articles :"<text:line-break/>Lire nb<text:line-break/>Ecrire "Entrez le taux de TVA :"<text:line-break/>Lire ttva<text:line-break/>pttc ← nb * pht * (1 + ttva)<text:line-break/>Ecrire "Le prix toutes taxes est : ", pttc<text:line-break/></text:p>
      <text:p text:style-name="P2">Exercice 2,4 :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0:26:51.886547660</meta:creation-date>
    <meta:generator>LibreOffice/7.3.7.2$Linux_X86_64 LibreOffice_project/30$Build-2</meta:generator>
    <dc:date>2023-03-21T10:46:12.290913589</dc:date>
    <meta:editing-duration>PT8M57S</meta:editing-duration>
    <meta:editing-cycles>1</meta:editing-cycles>
    <meta:document-statistic meta:table-count="0" meta:image-count="0" meta:object-count="0" meta:page-count="1" meta:paragraph-count="9" meta:word-count="99" meta:character-count="475" meta:non-whitespace-character-count="382"/>
  </office:meta>
</office:document-meta>
</file>